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ntium Book Basic" svg:font-family="'Gentium Book Basic'"/>
    <style:font-face style:name="Mangal1" svg:font-family="Mangal"/>
    <style:font-face style:name="TeX Gyre Bonum1" svg:font-family="'TeX Gyre Bonum'" style:font-adornments="Bold Italic" style:font-family-generic="modern" style:font-pitch="variable"/>
    <style:font-face style:name="TeX Gyre Bonum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fo:language="en" fo:country="US"/>
    </style:style>
    <style:style style:name="P2" style:family="paragraph" style:parent-style-name="Text_20_body">
      <style:text-properties officeooo:rsid="001f3a95" officeooo:paragraph-rsid="001f3a95"/>
    </style:style>
    <style:style style:name="P3" style:family="paragraph" style:parent-style-name="Text_20_body">
      <style:text-properties fo:language="en" fo:country="US" officeooo:rsid="001e09d8" officeooo:paragraph-rsid="001e09d8"/>
    </style:style>
    <style:style style:name="P4" style:family="paragraph" style:parent-style-name="Text_20_body">
      <style:text-properties officeooo:rsid="0020832d" officeooo:paragraph-rsid="0020832d"/>
    </style:style>
    <style:style style:name="P5" style:family="paragraph" style:parent-style-name="Standard" style:master-page-name="Index">
      <style:paragraph-properties style:page-number="auto"/>
      <style:text-properties fo:language="en" fo:country="US"/>
    </style:style>
    <style:style style:name="P6" style:family="paragraph" style:parent-style-name="Heading_20_1" style:master-page-name="First_20_Page">
      <style:paragraph-properties style:page-number="auto"/>
      <style:text-properties fo:language="en" fo:country="US"/>
    </style:style>
    <style:style style:name="P7" style:family="paragraph" style:parent-style-name="Text_20_body">
      <style:text-properties fo:font-style="normal" officeooo:rsid="0020832d" officeooo:paragraph-rsid="0020832d" style:font-style-asian="normal" style:font-style-complex="normal"/>
    </style:style>
    <style:style style:name="P8" style:family="paragraph" style:parent-style-name="Text_20_body">
      <style:text-properties fo:font-style="normal" officeooo:rsid="0021c8d3" officeooo:paragraph-rsid="0021c8d3" style:font-style-asian="normal" style:font-style-complex="normal"/>
    </style:style>
    <style:style style:name="P9" style:family="paragraph" style:parent-style-name="Text_20_body">
      <style:text-properties officeooo:rsid="0021c8d3" officeooo:paragraph-rsid="0021c8d3"/>
    </style:style>
    <style:style style:name="P10" style:family="paragraph" style:parent-style-name="Heading_20_2">
      <style:text-properties officeooo:rsid="0020832d" officeooo:paragraph-rsid="0020832d"/>
    </style:style>
    <style:style style:name="P11" style:family="paragraph" style:parent-style-name="Heading_20_2">
      <style:text-properties officeooo:rsid="0021c8d3" officeooo:paragraph-rsid="0021c8d3"/>
    </style:style>
    <style:style style:name="T1" style:family="text">
      <style:text-properties officeooo:rsid="001f3a9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officeooo:rsid="0021c8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1"/>
      <text:h text:style-name="P6" text:outline-level="1">Introduction</text:h>
      <text:p text:style-name="P3">adf</text:p>
      <text:h text:style-name="Heading_20_1" text:outline-level="1"><text:span text:style-name="T1">S</text:span>cores</text:h>
      <text:p text:style-name="Text_20_body"/>
      <text:h text:style-name="P10" text:outline-level="2">A simple melody</text:h>
      <text:p text:style-name="P4">An msq score is divided into <text:span text:style-name="T2">tracks</text:span><text:span text:style-name="T3">. </text:span></text:p>
      <text:p text:style-name="P7"/>
      <text:p text:style-name="P7">|1: <text:s/>C E C G </text:p>
      <text:h text:style-name="P11" text:outline-level="2">Keys and Scales</text:h>
      <text:p text:style-name="P9"><text:span text:style-name="T4">T</text:span>he following scales are available with the command @key:</text:p>
      <text:p text:style-name="P8"><text:s text:c="3"/>"aeo\01\02\01\02\02\01\02",</text:p>
      <text:p text:style-name="P8"><text:s text:c="3"/>"dor\01\02\01\02\02\02\01",</text:p>
      <text:p text:style-name="P8"><text:s text:c="3"/>"har\01\02\01\02\02\01\03",</text:p>
      <text:p text:style-name="P8"><text:s text:c="3"/>"ion\00\02\02\01\02\02\02",</text:p>
      <text:p text:style-name="P8"><text:s text:c="3"/>"loc\01\01\02\02\01\02\02",</text:p>
      <text:p text:style-name="P8"><text:s text:c="3"/>"lyd\00\02\02\02\01\02\02",</text:p>
      <text:p text:style-name="P8"><text:s text:c="3"/>"maj\00\02\02\01\02\02\02",</text:p>
      <text:p text:style-name="P8"><text:s text:c="3"/>"min\01\02\01\02\02\01\02",</text:p>
      <text:p text:style-name="P8"><text:soft-page-break/><text:s text:c="3"/>"mix\00\02\02\01\02\02\01",</text:p>
      <text:p text:style-name="P8"><text:s text:c="3"/>"nmj\00\01\02\02\02\02\02",</text:p>
      <text:p text:style-name="P8"><text:s text:c="3"/>"nmn\01\01\02\02\02\01\03",</text:p>
      <text:p text:style-name="P8"><text:s text:c="3"/>"phr\01\01\02\02\02\01\02",</text:p>
      <text:p text:style-name="P8"><text:s text:c="3"/>"pmj\00\02\02\03\02",</text:p>
      <text:p text:style-name="P8"><text:s text:c="3"/>"pmn\01\03\02\02\03"</text:p>
      <text:p text:style-name="P8"/>
      <text:h text:style-name="Heading_20_2" text:outline-level="2">Notes</text:h>
      <text:p text:style-name="Text_20_body"/>
      <text:p text:style-name="P4">F#5/q</text:p>
      <text:p text:style-name="P4"/>
      <text:p text:style-name="P2"/>
      <text:h text:style-name="Heading_20_1" text:outline-level="1">Msq/L</text:h>
      <text:h text:style-name="Heading_20_1" text:outline-level="1">C API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ntium Book Basic" svg:font-family="'Gentium Book Basic'"/>
    <style:font-face style:name="Mangal1" svg:font-family="Mangal"/>
    <style:font-face style:name="TeX Gyre Bonum1" svg:font-family="'TeX Gyre Bonum'" style:font-adornments="Bold Italic" style:font-family-generic="modern" style:font-pitch="variable"/>
    <style:font-face style:name="TeX Gyre Bonum" svg:font-family="'TeX Gyre Bonum'" style:font-adornments="Grassetto" style:font-family-generic="moder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ntium Book Basic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ntium Book Basic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name="Gentium Book Basic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Gentium Book Basic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ook Basic"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fo:margin-top="4.5cm" fo:margin-bottom="0.21cm" style:contextual-spacing="false" style:page-number="auto"/>
      <style:text-properties style:font-name="TeX Gyre Bonum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>
        <style:tab-stops/>
      </style:paragraph-properties>
      <style:text-properties style:font-name="TeX Gyre Bonum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5.24cm" fo:page-height="22.86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  <style:master-page style:name="First_20_Page" style:display-name="First Page" style:page-layout-name="Mpm2" style:next-style-name="Left_20_Page"/>
    <style:master-page style:name="Left_20_Page" style:display-name="Left Page" style:page-layout-name="Mpm3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2T13:01:57.450000000</meta:creation-date>
    <dc:date>2014-02-18T17:59:15.958000000</dc:date>
    <meta:editing-duration>PT14H42M49S</meta:editing-duration>
    <meta:editing-cycles>6</meta:editing-cycles>
    <meta:generator>LibreOffice/4.1.1.2$Windows_x86 LibreOffice_project/7e4286b58adc75a14f6d83f53a03b6c11fa2903</meta:generator>
    <meta:document-statistic meta:table-count="0" meta:image-count="0" meta:object-count="0" meta:page-count="9" meta:paragraph-count="26" meta:word-count="49" meta:character-count="585" meta:non-whitespace-character-count="517"/>
  </office:meta>
</office:document-meta>
</file>